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bfd2" officeooo:paragraph-rsid="0007bfd2"/>
    </style:style>
    <style:style style:name="P2" style:family="paragraph" style:parent-style-name="Standard">
      <style:text-properties officeooo:rsid="0007bfd2" officeooo:paragraph-rsid="0008cf39"/>
    </style:style>
    <style:style style:name="T1" style:family="text">
      <style:text-properties officeooo:rsid="0008cf3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bsubsection{Epidemiology}</text:p>
      <text:p text:style-name="P1">As we know that public health problems are one of the emerging troubles</text:p>
      <text:p text:style-name="P1">in the entire world. They directly influence human health, the health</text:p>
      <text:p text:style-name="P1">of one person, the health of a community. In particular, any news</text:p>
      <text:p text:style-name="P1">about infectious diseases for children has always been a subject of</text:p>
      <text:p text:style-name="P1">concern to parents as well as everyone. Hence, in the world, a discipline</text:p>
      <text:p text:style-name="P1">"epidemiology" has risen to study the factors, causes, and effects</text:p>
      <text:p text:style-name="P1">of infectious diseases. </text:p>
      <text:p text:style-name="P1"/>
      <text:p text:style-name="P1">This thesis is proposed in a context in which many public health serious</text:p>
      <text:p text:style-name="P1">events have occurred in the world : SRAS in 2003, avian influenza</text:p>
      <text:p text:style-name="P1">in 2004 or swine flu in 2009, etc. In particular, at the</text:p>
      <text:p text:style-name="P1">start of 2014, the World Health Organization (WHO) officially stated</text:p>
      <text:p text:style-name="P1">global measles epidemic outbreak. In the first three months of the</text:p>
      <text:p text:style-name="P1">year 2014, there were about 56,000 cases of measle infections in 75</text:p>
      <text:p text:style-name="P2">countries, particularly in southeast Asia and in Vietnam. <text:span text:style-name="T1">More specially, in the United States, measles cases significantly rose in 2014, 14 years after national leaders stated that the disease had been disappeared within the country. There was two hundred and eighty-eight cases of measles reported in the U.S between Jan. 1 and May 23, 2014. </text:span></text:p>
      <text:p text:style-name="P2"/>
      <text:p text:style-name="P2"/>
      <text:p text:style-name="P2"><text:span text:style-name="T1"><text:s/></text:span></text:p>
      <text:p text:style-name="P1">This has pointed out the important role of the epidemiological phenomena</text:p>
      <text:p text:style-name="P1">anticipation when diseases occur. Many studies proposed by the WHO,</text:p>
      <text:p text:style-name="P1">the Pasteur Institute and the Inserm in the field of environmental</text:p>
      <text:p text:style-name="P1">security have tried to understand disease phenomena and spread</text:p>
      <text:p text:style-name="P1">of disease over a territory, to better manage when diseases occur.</text:p>
      <text:p text:style-name="P1">These researches consist of mathematical or statistical studies via</text:p>
      <text:p text:style-name="P1">surveillance networks \cite{chauvin1994constitution}. This is one</text:p>
      <text:p text:style-name="P1">of the axes of the UMMISCO laboratory's research themes (IRD UMI 2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5:28:39.872911291</meta:creation-date>
    <dc:date>2015-11-06T17:32:20.224850876</dc:date>
    <meta:editing-duration>PT44M44S</meta:editing-duration>
    <meta:editing-cycles>4</meta:editing-cycles>
    <meta:generator>LibreOffice/4.2.8.2$Linux_X86_64 LibreOffice_project/420m0$Build-2</meta:generator>
    <meta:document-statistic meta:table-count="0" meta:image-count="0" meta:object-count="0" meta:page-count="1" meta:paragraph-count="24" meta:word-count="278" meta:character-count="1737" meta:non-whitespace-character-count="1479"/>
  </office:meta>
</office:document-meta>
</file>